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PolicyManager.getPolicy( AccreditableManager accreditableManager , String ur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itemapPolicyManager.accreditableRemoved( AccreditableManager _manager , Accreditable accred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mapPolicyManager.service( ServiceManager _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PolicyManager.accreditableAdded( AccreditableManager _manager , Accreditable accred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mapPolicyManager.getCredentials( AccreditableManager controller ,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mapPolicyManager.getGrantedRoles( AccreditableManager accreditableManager , Identity identity , String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temapPolicyManager.ge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